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6"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336555"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2432867"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2407501" text:continue-numbering="true" text:style-name="WW8Num13">
        <text:list-item>
          <text:list>
            <text:list-item>
              <text:h text:style-name="P65"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32433764" text:continue-numbering="true" text:style-name="WW8Num13">
        <text:list-item>
          <text:list>
            <text:list-item>
              <text:h text:style-name="P61"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32419564" text:continue-numbering="true" text:style-name="WW8Num13">
        <text:list-item>
          <text:list>
            <text:list-item>
              <text:h text:style-name="P61"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32408802" text:continue-numbering="true" text:style-name="WW8Num13">
        <text:list-item>
          <text:list>
            <text:list-item>
              <text:h text:style-name="P61"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2425991"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2404852" text:continue-numbering="true" text:style-name="WW8Num13">
        <text:list-item>
          <text:list>
            <text:list-item>
              <text:h text:style-name="P6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2405455" text:continue-numbering="true" text:style-name="WW8Num13">
        <text:list-item>
          <text:list>
            <text:list-item>
              <text:h text:style-name="P6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2425153"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2426375"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2408954" text:continue-numbering="true" text:style-name="WW8Num13">
        <text:list-item>
          <text:list>
            <text:list-item>
              <text:h text:style-name="P61"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2410845" text:continue-numbering="true" text:style-name="WW8Num13">
        <text:list-item>
          <text:list>
            <text:list-item>
              <text:h text:style-name="P61"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2421713" text:continue-numbering="true" text:style-name="WW8Num13">
        <text:list-item>
          <text:list>
            <text:list-item>
              <text:h text:style-name="P61"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2432075" text:continue-numbering="true" text:style-name="WW8Num13">
        <text:list-item>
          <text:list>
            <text:list-item>
              <text:h text:style-name="P64"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2404139" text:continue-numbering="true" text:style-name="WW8Num13">
        <text:list-item>
          <text:list>
            <text:list-item>
              <text:h text:style-name="P64"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2426552" text:continue-numbering="true" text:style-name="WW8Num13">
        <text:list-item>
          <text:list>
            <text:list-item>
              <text:h text:style-name="P61"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21033"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32407304" text:continue-numbering="true" text:style-name="WW8Num13">
        <text:list-item>
          <text:list>
            <text:list-item>
              <text:h text:style-name="P61"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32419228" text:continue-numbering="true" text:style-name="WW8Num13">
        <text:list-item>
          <text:list>
            <text:list-item>
              <text:h text:style-name="P61"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32422087" text:continue-numbering="true" text:style-name="WW8Num13">
        <text:list-item>
          <text:list>
            <text:list-item>
              <text:h text:style-name="P61"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32428763" text:continue-numbering="true" text:style-name="WW8Num13">
        <text:list-item>
          <text:list>
            <text:list-item>
              <text:h text:style-name="P61"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12051"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32420019" text:continue-numbering="true" text:style-name="WW8Num13">
        <text:list-item>
          <text:list>
            <text:list-item>
              <text:h text:style-name="P64"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32406714" text:continue-numbering="true" text:style-name="WW8Num13">
        <text:list-item>
          <text:list>
            <text:list-item>
              <text:h text:style-name="P64"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2418798" text:continue-numbering="true" text:style-name="WW8Num13">
        <text:list-item>
          <text:list>
            <text:list-item>
              <text:h text:style-name="P64"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32405355" text:continue-numbering="true" text:style-name="WW8Num13">
        <text:list-item>
          <text:list>
            <text:list-item>
              <text:h text:style-name="P61"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32412318"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2435835" text:continue-numbering="true" text:style-name="WW8Num13">
        <text:list-item>
          <text:list>
            <text:list-item>
              <text:h text:style-name="P61"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16116"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32410298" text:continue-numbering="true" text:style-name="WW8Num13">
        <text:list-item>
          <text:list>
            <text:list-item>
              <text:h text:style-name="P64"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32409735" text:continue-numbering="true" text:style-name="WW8Num13">
        <text:list-item>
          <text:list>
            <text:list-item>
              <text:h text:style-name="P64"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32433065" text:continue-numbering="true" text:style-name="WW8Num13">
        <text:list-item>
          <text:list>
            <text:list-item>
              <text:h text:style-name="P64"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32412317" text:continue-numbering="true" text:style-name="WW8Num13">
        <text:list-item>
          <text:list>
            <text:list-item>
              <text:h text:style-name="P64"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32427391" text:continue-numbering="true" text:style-name="WW8Num13">
        <text:list-item>
          <text:list>
            <text:list-item>
              <text:h text:style-name="P61"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2435458"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34909"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32422095" text:continue-numbering="true" text:style-name="WW8Num13">
        <text:list-item>
          <text:list>
            <text:list-item>
              <text:h text:style-name="P63"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32416902" text:continue-numbering="true" text:style-name="WW8Num13">
        <text:list-item>
          <text:list>
            <text:list-item>
              <text:h text:style-name="P63"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32415473" text:continue-numbering="true" text:style-name="WW8Num13">
        <text:list-item>
          <text:list>
            <text:list-item>
              <text:h text:style-name="P63"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32407221" text:continue-numbering="true" text:style-name="WW8Num13">
        <text:list-item>
          <text:list>
            <text:list-item>
              <text:h text:style-name="P61"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32415205" text:continue-numbering="true" text:style-name="WW8Num13">
        <text:list-item>
          <text:list>
            <text:list-item>
              <text:h text:style-name="P61"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32424932" text:continue-numbering="true" text:style-name="WW8Num13">
        <text:list-item>
          <text:list>
            <text:list-item>
              <text:h text:style-name="P61"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27181"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2404611"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2432427"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2419931"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32407399" text:continue-numbering="true" text:style-name="WW8Num13">
        <text:list-item>
          <text:list>
            <text:list-item>
              <text:h text:style-name="P61"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32418217" text:continue-numbering="true" text:style-name="WW8Num13">
        <text:list-item>
          <text:list>
            <text:list-item>
              <text:h text:style-name="P61"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32423571"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06072"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32406347"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32420996"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32410557" text:continue-numbering="true" text:style-name="WW8Num13">
        <text:list-item>
          <text:list>
            <text:list-item>
              <text:h text:style-name="P61"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32412909" text:continue-numbering="true" text:style-name="WW8Num13">
        <text:list-item>
          <text:list>
            <text:list-item>
              <text:h text:style-name="P61"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25643"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32414915"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32415706"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32436484" text:continue-numbering="true" text:style-name="WW8Num13">
        <text:list-item>
          <text:list>
            <text:list-item>
              <text:h text:style-name="P61"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32435971" text:continue-numbering="true" text:style-name="WW8Num13">
        <text:list-item>
          <text:list>
            <text:list-item>
              <text:h text:style-name="P61"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31784"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32430414"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32422442"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32431343"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32423326" text:continue-numbering="true" text:style-name="WW8Num13">
        <text:list-item>
          <text:list>
            <text:list-item>
              <text:h text:style-name="P61"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2421380"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32431924" text:continue-numbering="true" text:style-name="WW8Num13">
        <text:list-item>
          <text:list>
            <text:list-item>
              <text:h text:style-name="P61"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32427346"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32418442"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32420108"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32425591"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32424210" text:continue-numbering="true" text:style-name="WW8Num13">
        <text:list-item>
          <text:list>
            <text:list-item>
              <text:h text:style-name="P61"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32423896" text:continue-numbering="true" text:style-name="WW8Num13">
        <text:list-item>
          <text:list>
            <text:list-item>
              <text:h text:style-name="P61" text:outline-level="2">迭代器接口</text:h>
            </text:list-item>
          </text:list>
        </text:list-item>
      </text:list>
      <text:p text:style-name="P22"><text:tab/>由于直接使用basic_string迭代器作为实现，所以string并没有提供迭代器接口。</text:p>
      <text:list xml:id="list32431169" text:continue-numbering="true" text:style-name="WW8Num13">
        <text:list-item>
          <text:list>
            <text:list-item>
              <text:h text:style-name="P61"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32429373"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32406614"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32414460" text:continue-numbering="true" text:style-name="WW8Num13">
        <text:list-item>
          <text:list>
            <text:list-item>
              <text:h text:style-name="P64"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32433692"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32418326" text:continue-numbering="true" text:style-name="WW8Num13">
        <text:list-item>
          <text:list>
            <text:list-item>
              <text:h text:style-name="P61"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32432654" text:continue-numbering="true" text:style-name="WW8Num13">
        <text:list-item>
          <text:list>
            <text:list-item>
              <text:h text:style-name="P61"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32412620" text:continue-numbering="true" text:style-name="WW8Num13">
        <text:list-item>
          <text:list>
            <text:list-item>
              <text:h text:style-name="P61"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08447"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32420466" text:continue-numbering="true" text:style-name="WW8Num13">
        <text:list-item>
          <text:list>
            <text:list-item>
              <text:h text:style-name="P61"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0344599"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0337939"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32425621"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32413506" text:continue-list="list32420466" text:style-name="WW8Num13">
        <text:list-item>
          <text:list>
            <text:list-item>
              <text:h text:style-name="P61"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32435884" text:continue-numbering="true" text:style-name="WW8Num13">
        <text:list-item>
          <text:list>
            <text:list-item>
              <text:h text:style-name="P61"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32406593" text:continue-numbering="true" text:style-name="WW8Num13">
        <text:list-item>
          <text:list>
            <text:list-item>
              <text:h text:style-name="P61"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32410065" text:continue-numbering="true" text:style-name="WW8Num13">
        <text:list-item>
          <text:list>
            <text:list-item>
              <text:h text:style-name="P61"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32418182" text:continue-numbering="true" text:style-name="WW8Num13">
        <text:list-item>
          <text:list>
            <text:list-item>
              <text:h text:style-name="P61"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36491" text:continue-numbering="true" text:style-name="WW8Num13">
        <text:list-item>
          <text:h text:style-name="P54" text:outline-level="1"><text:soft-page-break/>set和<text:span text:style-name="T20">multiset</text:span></text:h>
          <text:list>
            <text:list-item>
              <text:h text:style-name="P57"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32434531" text:continue-numbering="true" text:style-name="WW8Num13">
        <text:list-item>
          <text:list>
            <text:list-item>
              <text:h text:style-name="P57"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32410809" text:continue-numbering="true" text:style-name="WW8Num13">
        <text:list-item>
          <text:list>
            <text:list-item>
              <text:h text:style-name="P60"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32428945" text:continue-numbering="true" text:style-name="WW8Num13">
        <text:list-item>
          <text:list>
            <text:list-item>
              <text:h text:style-name="P61" text:outline-level="2"><text:soft-page-break/>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ext:soft-page-break/>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3">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3">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3">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text:soft-page-break/>的行为是未定义。</text:p>
      <text:p text:style-name="P22"/>
      <table:table table:name="表格363" table:style-name="表格363">
        <table:table-column table:style-name="表格363.A"/>
        <table:table-row>
          <table:table-cell table:style-name="表格363.A1" office:value-type="string">
            <text:p text:style-name="P33">void set_init_copy_range(</text:p>
            <text:p text:style-name="P33"><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3">void set_init_copy_range_ex(</text:p>
            <text:p text:style-name="P33"><text:s text:c="4"/>set_t* pt_dest, set_iterator_t it_begin, set_iterator_t it_end,</text:p>
            <text:p text:style-name="P33"><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3">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返回值：</text:p>
      <text:p text:style-name="P11"><text:tab/>无。</text:p>
      <text:p text:style-name="P11">注意：</text:p>
      <text:p text:style-name="P27"><text:soft-page-break/><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3">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3">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3"><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3">size_t set_max_size(const set_t* cpset_set);</text:p>
          </table:table-cell>
        </table:table-row>
      </table:table>
      <text:p text:style-name="P11">描述：</text:p>
      <text:p text:style-name="P11"><text:tab/>获得set容器<text:span text:style-name="T37">中数据的最大数量</text:span>。</text:p>
      <text:p text:style-name="P11">参数：</text:p>
      <text:p text:style-name="P11"><text:soft-page-break/><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3">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3">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3">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3">binary_function_t set_value_comp(const set_t* cpset_set);</text:p>
          </table:table-cell>
        </table:table-row>
      </table:table>
      <text:p text:style-name="P11">描述：</text:p>
      <text:p text:style-name="P11"><text:tab/>返回set容器中的数据比较规则。</text:p>
      <text:p text:style-name="P11">参数：</text:p>
      <text:p text:style-name="P11"><text:soft-page-break/><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3">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3">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3">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7" table:style-name="表格377">
        <table:table-column table:style-name="表格377.A"/>
        <table:table-row>
          <table:table-cell table:style-name="表格377.A1" office:value-type="string">
            <text:p text:style-name="P33">set_iterator_t set_lower_bound(const set_t* cpset_set, <text:span text:style-name="T37">elem</text:span>);</text:p>
          </table:table-cell>
        </table:table-row>
      </table:table>
      <text:p text:style-name="P11">描述：</text:p>
      <text:p text:style-name="P11"><text:soft-page-break/><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3">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3">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3">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相等则返回true，否则返回false。</text:p>
      <text:p text:style-name="P11"><text:soft-page-break/>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3">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3">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3">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等于第二个set容器则返回true，否则返回false。</text:p>
      <text:p text:style-name="P11">注意：</text:p>
      <text:p text:style-name="P27"><text:soft-page-break/><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3">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3">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3">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text:soft-page-break/>pset_second)，函数不执行任何动作。</text:p>
      <text:p text:style-name="P22"/>
      <table:table table:name="表格387" table:style-name="表格387">
        <table:table-column table:style-name="表格387.A"/>
        <table:table-row>
          <table:table-cell table:style-name="表格387.A1" office:value-type="string">
            <text:p text:style-name="P33"><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3"><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3"><text:span text:style-name="T25">void</text:span> set_insert_range(</text:p>
            <text:p text:style-name="P33"><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ext:soft-page-break/>
        <table:table-row>
          <table:table-cell table:style-name="表格390.A1" office:value-type="string">
            <text:p text:style-name="P33">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3">void set_erase_range(</text:p>
            <text:p text:style-name="P33"><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3">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ext:soft-page-break/>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text:soft-page-break/></text:p>
      <text:p text:style-name="P22">函数原型</text:p>
      <table:table table:name="表格427" table:style-name="表格427">
        <table:table-column table:style-name="表格427.A"/>
        <table:table-row>
          <table:table-cell table:style-name="表格427.A1" office:value-type="string">
            <text:p text:style-name="P33">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3">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3">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3">void multiset_init_copy_range(</text:p>
            <text:p text:style-name="P33"><text:s text:c="4"/>multiset_t* pmset_dest,</text:p>
            <text:p text:style-name="P33"><text:s text:c="4"/>multiset_iterator_t it_begin, multiset_iterator_t it_end);</text:p>
          </table:table-cell>
        </table:table-row>
      </table:table>
      <text:p text:style-name="P11">描述：</text:p>
      <text:p text:style-name="P11"><text:tab/>使用指定的数据区间初始化rb tree迭代器。</text:p>
      <text:p text:style-name="P11">参数：</text:p>
      <text:p text:style-name="P11"><text:soft-page-break/><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3">void multiset_init_copy_range_ex(</text:p>
            <text:p text:style-name="P33"><text:s text:c="4"/>multiset_t* pt_dest, multiset_iterator_t it_begin, multiset_iterator_t it_end,</text:p>
            <text:p text:style-name="P33"><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3">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able:table-row>
          <table:table-cell table:style-name="表格433.A1" office:value-type="string">
            <text:p text:style-name="P33">void multiset_assign(multiset_t* pmset_dest, const multiset_t* cpmset_src);</text:p>
          </table:table-cell>
        </table:table-row>
      </table:table>
      <text:p text:style-name="P11">描述：</text:p>
      <text:p text:style-name="P11"><text:tab/>使用一个multiset为另一个multiset赋值。</text:p>
      <text:p text:style-name="P11"><text:soft-page-break/>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3">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3"><text:span text:style-name="T37">bool</text:span>_t multiset_empty(const multiset_t* cpmset_mset);</text:p>
          </table:table-cell>
        </table:table-row>
      </table:table>
      <text:p text:style-name="P11">描述：</text:p>
      <text:p text:style-name="P11"><text:tab/><text:span text:style-name="T37">测试multiset容器是否为空</text:span>。</text:p>
      <text:p text:style-name="P11">参数：</text:p>
      <text:p text:style-name="P11"><text:tab/>cpmset_mset<text:tab/><text:tab/>multiset容器。</text:p>
      <text:p text:style-name="P11">返回值：</text:p>
      <text:p text:style-name="P11"><text:tab/><text:span text:style-name="T37">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3">size_t multiset_max_size(const multiset_t* cpmset_mset);</text:p>
          </table:table-cell>
        </table:table-row>
      </table:table>
      <text:p text:style-name="P11">描述：</text:p>
      <text:p text:style-name="P11"><text:tab/>获得multiset容器<text:span text:style-name="T37">中数据的最大数量</text:span>。</text:p>
      <text:p text:style-name="P11">参数：</text:p>
      <text:p text:style-name="P11"><text:tab/>cpmset_mset<text:tab/><text:tab/>multiset容器。</text:p>
      <text:p text:style-name="P11">返回值：</text:p>
      <text:p text:style-name="P11"><text:tab/>multiset容器中保存的数据的个数<text:span text:style-name="T37">的最大值</text:span>。</text:p>
      <text:p text:style-name="P27">注意：</text:p>
      <text:p text:style-name="P27"><text:tab/>如果cpmset_mset == NULL则函数的行为是未定义的，cpmset_mset必须是已经初始化的multiset容器，否则函数的行为是未定义的。</text:p>
      <text:p text:style-name="P22"><text:soft-page-break/></text:p>
      <table:table table:name="表格437" table:style-name="表格437">
        <table:table-column table:style-name="表格437.A"/>
        <table:table-row>
          <table:table-cell table:style-name="表格437.A1" office:value-type="string">
            <text:p text:style-name="P33">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3">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3">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3">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soft-page-break/><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3">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3">void multiset_clear(multiset_t* pmset_mset);</text:p>
          </table:table-cell>
        </table:table-row>
      </table:table>
      <text:p text:style-name="P11">描述：</text:p>
      <text:p text:style-name="P11"><text:tab/><text:span text:style-name="T37">删除multiset容器中的所有数据</text:span>。</text:p>
      <text:p text:style-name="P11">参数：</text:p>
      <text:p text:style-name="P11"><text:tab/>pmset_mset<text:tab/><text:tab/>指向multiset容器的指针。</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3">size_t multiset_count(const multiset_t* cpmset_mset, <text:span text:style-name="T37">elem</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3">multiset_iterator_t multiset_lower_bound(const multiset_t* cpmset_mset, <text:span text:style-name="T37">elem</text:span>);</text:p>
          </table:table-cell>
        </table:table-row>
      </table:table>
      <text:p text:style-name="P11">描述：</text:p>
      <text:p text:style-name="P11"><text:tab/>返回指向第一个大于等于指定数据的迭代器。</text:p>
      <text:p text:style-name="P11">参数：</text:p>
      <text:p text:style-name="P11"><text:soft-page-break/><text:tab/>cpmset_mset<text:tab/>指向multi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3">multiset_iterator_t multiset_upper_bound(const multiset_t* cpmset_mset, <text:span text:style-name="T37">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3">range_t multiset_equal_range(const multiset_t* cpmset_mset, <text:span text:style-name="T37">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3">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两个multiset容器相等则返回true，否则返回false。</text:p>
      <text:p text:style-name="P11">注意：</text:p>
      <text:p text:style-name="P27"><text:soft-page-break/><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3">bool_t multiset_not_equal(</text:p>
            <text:p text:style-name="P33"><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3">bool_t multiset_less(</text:p>
            <text:p text:style-name="P33"><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3">bool_t multiset_less_equal(</text:p>
            <text:p text:style-name="P33"><text:s text:c="4"/>const multiset_t* cpmset_first, const multiset_t* cpmset_second);</text:p>
          </table:table-cell>
        </table:table-row>
      </table:table>
      <text:p text:style-name="P11">描述：</text:p>
      <text:p text:style-name="P11"><text:tab/>测试第一个multiset是否小于等于第二个multiset。</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3">bool_t multiset_greater(</text:p>
            <text:p text:style-name="P33"><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3">bool_t multiset_greater_equal(</text:p>
            <text:p text:style-name="P33"><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3">void multiset_swap(multiset_t* pmset_first, multiset_t* pmset_second);</text:p>
          </table:table-cell>
        </table:table-row>
      </table:table>
      <text:p text:style-name="P11">描述：</text:p>
      <text:p text:style-name="P11"><text:tab/><text:span text:style-name="T37">交换两个multiset容器。</text:span></text:p>
      <text:p text:style-name="P11">参数：</text:p>
      <text:p text:style-name="P11"><text:tab/>pmset_first<text:tab/><text:tab/>指向multiset容器的指针。</text:p>
      <text:p text:style-name="P11"><text:soft-page-break/><text:tab/>pmset_second<text:tab/><text:tab/>指向multiset容器的指针。</text:p>
      <text:p text:style-name="P11">返回值：</text:p>
      <text:p text:style-name="P11"><text:tab/><text:span text:style-name="T37">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3"><text:span text:style-name="T25">multiset_iterator_t</text:span> multiset_insert(multiset_t* pmset_mset, <text:span text:style-name="T37">elem</text:span>);</text:p>
          </table:table-cell>
        </table:table-row>
      </table:table>
      <text:p text:style-name="P11">描述：</text:p>
      <text:p text:style-name="P11"><text:tab/><text:span text:style-name="T37">向multiset容器中插入数据。</text:span></text:p>
      <text:p text:style-name="P11">参数：</text:p>
      <text:p text:style-name="P11"><text:tab/>pmset_mset<text:tab/><text:tab/>指向multi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3"><text:span text:style-name="T25">multiset_iterator_t</text:span> multiset_insert_hint(</text:p>
            <text:p text:style-name="P33"><text:s text:c="4"/>multiset_t* pmset_mset, multiset_iterator_t it_hint, <text:span text:style-name="T37">elem</text:span>);</text:p>
          </table:table-cell>
        </table:table-row>
      </table:table>
      <text:p text:style-name="P11">描述：</text:p>
      <text:p text:style-name="P11"><text:tab/><text:span text:style-name="T37">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3"><text:span text:style-name="T25">void</text:span> multiset_insert_range(</text:p>
            <text:p text:style-name="P33"><text:s text:c="4"/>multiset_t* pmset_mset,</text:p>
            <text:p text:style-name="P33"><text:span text:style-name="T37"><text:s text:c="4"/>multiset_iterator_t it_begin, _multiset_iterator_t it_end</text:span>);</text:p>
          </table:table-cell>
        </table:table-row>
      </table:table>
      <text:p text:style-name="P11">描述：</text:p>
      <text:p text:style-name="P11"><text:tab/><text:span text:style-name="T37">向multiset中插入指定的数据区间。</text:span></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soft-page-break/><text:tab/>it_end<text:tab/><text:tab/><text:tab/>指定的数据区间的末尾。</text:p>
      <text:p text:style-name="P11">返回值：</text:p>
      <text:p text:style-name="P11"><text:tab/>无<text:span text:style-name="T37">。</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3">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3">void multiset_erase_range(</text:p>
            <text:p text:style-name="P33"><text:s text:c="4"/>multiset_t* pmset_mset,</text:p>
            <text:p text:style-name="P33"><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3">void multiset_erase(multiset_t* pmset_mset, elem);</text:p>
          </table:table-cell>
        </table:table-row>
      </table:table>
      <text:p text:style-name="P11">描述：</text:p>
      <text:p text:style-name="P11"><text:tab/><text:span text:style-name="T37">删除multiset中指定的数据。</text:span></text:p>
      <text:p text:style-name="P11">参数：</text:p>
      <text:p text:style-name="P11"><text:tab/>pmset_mset<text:tab/>指向multiset容器的指针。</text:p>
      <text:p text:style-name="P11"><text:tab/>elem<text:tab/><text:tab/><text:tab/><text:span text:style-name="T37">要删除的指定数据。</text:span></text:p>
      <text:p text:style-name="P11">返回值：</text:p>
      <text:p text:style-name="P11"><text:soft-page-break/><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32418508" text:continue-numbering="true" text:style-name="WW8Num13">
        <text:list-item>
          <text:list>
            <text:list-item>
              <text:h text:style-name="P61"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3">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3">void _set_iterator_get_value(set_iterator_t it_iter, void* pv_value);</text:p>
          </table:table-cell>
        </table:table-row>
      </table:table>
      <text:p text:style-name="P11">描述：</text:p>
      <text:p text:style-name="P11"><text:tab/>获得迭代器引用的数据。</text:p>
      <text:p text:style-name="P11">参数：</text:p>
      <text:p text:style-name="P11"><text:tab/>it_iter<text:tab/><text:tab/>set迭代器。</text:p>
      <text:p text:style-name="P11"><text:soft-page-break/><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3">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3">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3">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
      <table:table table:name="表格356" table:style-name="表格356">
        <table:table-column table:style-name="表格356.A"/>
        <table:table-row>
          <table:table-cell table:style-name="表格356.A1" office:value-type="string">
            <text:p text:style-name="P33">bool_t _set_iterator_equal(set_iterator_t it_first, set_iterator_t it_second);</text:p>
          </table:table-cell>
        </table:table-row>
      </table:table>
      <text:p text:style-name="P11">描述：</text:p>
      <text:p text:style-name="P11"><text:soft-page-break/><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3">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3">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ext:soft-page-break/>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3">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3">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3">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
      <table:table table:name="表格421" table:style-name="表格421">
        <table:table-column table:style-name="表格421.A"/>
        <table:table-row>
          <table:table-cell table:style-name="表格421.A1" office:value-type="string">
            <text:p text:style-name="P33">multiset_iterator_t _multiset_iterator_next(multiset_iterator_t it_iter);</text:p>
          </table:table-cell>
        </table:table-row>
      </table:table>
      <text:p text:style-name="P11">描述：</text:p>
      <text:p text:style-name="P11"><text:tab/>获得引用下一个数据的迭代器。</text:p>
      <text:p text:style-name="P11"><text:soft-page-break/>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3">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3">bool_t _multiset_iterator_equal(</text:p>
            <text:p text:style-name="P33"><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3">int _multiset_iterator_distance(</text:p>
            <text:p text:style-name="P33"><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tab/>it_itersecond<text:tab/><text:tab/>multiset迭代器。</text:p>
      <text:p text:style-name="P11">返回值：</text:p>
      <text:p text:style-name="P11"><text:tab/>返回两个迭代器之间的距离。</text:p>
      <text:p text:style-name="P11">注意：</text:p>
      <text:p text:style-name="P27"><text:soft-page-break/><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3">bool_t _multiset_iterator_before(</text:p>
            <text:p text:style-name="P33"><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32417803" text:continue-numbering="true" text:style-name="WW8Num13">
        <text:list-item>
          <text:list>
            <text:list-item>
              <text:h text:style-name="P61"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ext:soft-page-break/>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3">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3">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3">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3">set_iterator_t _set_find(const set_t* cpset_set, ...);</text:p>
          </table:table-cell>
        </table:table-row>
      </table:table>
      <text:p text:style-name="P11">描述：</text:p>
      <text:p text:style-name="P11"><text:soft-page-break/><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3">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3">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3">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text:soft-page-break/>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3">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3">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3">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3">set_iterator_t _set_upper_bound_varg(const set_t* cpset_set, <text:span text:style-name="T37">va_list val_elemlist</text:span>);</text:p>
          </table:table-cell>
        </table:table-row>
      </table:table>
      <text:p text:style-name="P11">描述：</text:p>
      <text:p text:style-name="P11"><text:soft-page-break/><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3">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3">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3">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text:soft-page-break/>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3">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3"><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3"><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3"><text:span text:style-name="T25">set_iterator_t</text:span> _set_insert_hint(set_t* pset_set, set_iterator_t it_hint, <text:span text:style-name="T37">...</text:span>);</text:p>
          </table:table-cell>
        </table:table-row>
      </table:table>
      <text:p text:style-name="P11">描述：</text:p>
      <text:p text:style-name="P11"><text:soft-page-break/><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3"><text:span text:style-name="T25">set_iterator_t</text:span> _set_insert_hint_varg(</text:p>
            <text:p text:style-name="P33"><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3">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oft-page-break/><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ext:soft-page-break/>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3">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3">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3">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返回值：</text:p>
      <text:p text:style-name="P11"><text:tab/>无。</text:p>
      <text:p text:style-name="P11"><text:soft-page-break/>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3">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3">multiset_iterator_t _multiset_find_varg(</text:p>
            <text:p text:style-name="P33"><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3">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able:table-row>
          <table:table-cell table:style-name="表格403.A1" office:value-type="string">
            <text:p text:style-name="P33">size_t _multiset_count_varg(const multiset_t* cpmset_mset, <text:span text:style-name="T37">va_list val_elemlist</text:span>);</text:p>
          </table:table-cell>
        </table:table-row>
      </table:table>
      <text:p text:style-name="P11">描述：</text:p>
      <text:p text:style-name="P11"><text:soft-page-break/><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3">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3">multiset_iterator_t _multiset_lower_bound_varg(</text:p>
            <text:p text:style-name="P33"><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3">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tab/><text:span text:style-name="T37">…<text:tab/><text:tab/><text:tab/><text:tab/>要查找的指定数据。</text:span></text:p>
      <text:p text:style-name="P11">返回值：</text:p>
      <text:p text:style-name="P11"><text:soft-page-break/><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3">multiset_iterator_t _multiset_upper_bound_varg(</text:p>
            <text:p text:style-name="P33"><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3">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3">range_t _multiset_equal_range_varg(</text:p>
            <text:p text:style-name="P33"><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text:soft-page-break/></text:p>
      <table:table table:name="表格410" table:style-name="表格410">
        <table:table-column table:style-name="表格410.A"/>
        <table:table-row>
          <table:table-cell table:style-name="表格410.A1" office:value-type="string">
            <text:p text:style-name="P33">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3">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3"><text:span text:style-name="T25">multiset_iterator_t</text:span> _multiset_insert(multiset_t* pmset_mse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3"><text:span text:style-name="T25">multiset_iterator_t</text:span> _multiset_insert_varg(</text:p>
            <text:p text:style-name="P33"><text:s text:c="4"/>multiset_t* pmset_mse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soft-page-break/><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3"><text:span text:style-name="T25">multiset_iterator_t</text:span> _multiset_insert_hint(</text:p>
            <text:p text:style-name="P33"><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3"><text:span text:style-name="T25">multiset_iterator_t</text:span> _multiset_insert_hint_varg(</text:p>
            <text:p text:style-name="P33"><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3">void _multiset_init_elem_auxiliary(multiset_t* pmset_mset, void* pv_value);</text:p>
          </table:table-cell>
        </table:table-row>
      </table:table>
      <text:p text:style-name="P11">描述：</text:p>
      <text:p text:style-name="P11"><text:tab/>初始化数据的辅助函数。</text:p>
      <text:p text:style-name="P11">参数：</text:p>
      <text:p text:style-name="P11"><text:tab/>pmset_mset<text:tab/>multiset容器。</text:p>
      <text:p text:style-name="P11"><text:tab/>pv_value<text:tab/><text:tab/>初始化的数据。</text:p>
      <text:p text:style-name="P11"><text:soft-page-break/>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3">void _multiset_get_varg_value_auxiliary(</text:p>
            <text:p text:style-name="P33"><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3">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p text:style-name="P22"/>
      <text:p text:style-name="P22"/>
      <text:list xml:id="list32430225" text:continue-numbering="true" text:style-name="WW8Num13">
        <text:list-item>
          <text:h text:style-name="P54" text:outline-level="1"><text:soft-page-break/>libcstl 2.1<text:span text:style-name="T20">更新</text:span></text:h>
          <text:list>
            <text:list-item>
              <text:h text:style-name="P64" text:outline-level="2"><text:span text:style-name="T6">libcstl 2.1</text:span><text:span text:style-name="T3">新特性</text:span></text:h>
            </text:list-item>
          </text:list>
        </text:list-item>
      </text:list>
      <text:list xml:id="list30358999"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2407531" text:continue-list="list32430225" text:style-name="WW8Num13">
        <text:list-item>
          <text:list>
            <text:list-item>
              <text:h text:style-name="P64" text:outline-level="2"><text:span text:style-name="T6">libcstl 2.1</text:span><text:span text:style-name="T3">改善</text:span></text:h>
            </text:list-item>
          </text:list>
        </text:list-item>
      </text:list>
      <text:list xml:id="list30353906"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32410899" text:continue-list="list32407531" text:style-name="WW8Num13">
        <text:list-item>
          <text:list>
            <text:list-item>
              <text:h text:style-name="P64" text:outline-level="2"><text:span text:style-name="T6">libcstl 2.1</text:span><text:span text:style-name="T3">代码的优化</text:span></text:h>
            </text:list-item>
          </text:list>
        </text:list-item>
      </text:list>
      <text:list xml:id="list32412786" text:continue-list="list30353906"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text:soft-page-break/>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2409737" text:continue-list="list32410899"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ext:soft-page-break/>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23T12:29:27.06</dc:date>
    <meta:editing-cycles>2084</meta:editing-cycles>
    <meta:editing-duration>P27DT3H22M18S</meta:editing-duration>
    <meta:generator>OpenOffice.org/3.3$Win32 OpenOffice.org_project/330m20$Build-9567</meta:generator>
    <dc:creator>Bo Wang</dc:creator>
    <meta:document-statistic meta:table-count="1011" meta:image-count="58" meta:object-count="0" meta:page-count="407" meta:paragraph-count="13092" meta:word-count="104086" meta:character-count="388596"/>
  </office:meta>
</office:document-meta>
</file>